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eem Kufi" svg:font-family="'Reem Kufi'" style:font-pitch="variable"/>
    <style:font-face style:name="Rubik" svg:font-family="Rubik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Public Sans" svg:font-family="'Public Sans'" style:font-family-generic="swiss" style:font-pitch="variable"/>
    <style:font-face style:name="Public Sans Black" svg:font-family="'Public Sans Black'" style:font-family-generic="swiss" style:font-pitch="variable"/>
    <style:font-face style:name="Rubik1" svg:font-family="Rubi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6cm" fo:min-width="5.11cm"/>
    </style:style>
    <style:style style:name="gr2" style:family="graphic" style:parent-style-name="standard">
      <style:graphic-properties draw:stroke="none" draw:fill-color="#005ea2" draw:textarea-horizontal-align="justify" draw:textarea-vertical-align="middle" draw:auto-grow-height="false" fo:min-height="3.36cm" fo:min-width="5.11cm"/>
    </style:style>
    <style:style style:name="gr3" style:family="graphic" style:parent-style-name="standard">
      <style:graphic-properties draw:stroke="none" draw:fill-color="#e66f0e" draw:textarea-horizontal-align="justify" draw:textarea-vertical-align="middle" draw:auto-grow-height="false" fo:min-height="3.36cm" fo:min-width="5.11cm"/>
    </style:style>
    <style:style style:name="gr4" style:family="graphic" style:parent-style-name="standard">
      <style:graphic-properties draw:stroke="none" draw:fill-color="#e41d3d" draw:textarea-horizontal-align="justify" draw:textarea-vertical-align="middle" draw:auto-grow-height="false" fo:min-height="3.36cm" fo:min-width="5.11cm"/>
    </style:style>
    <style:style style:name="gr5" style:family="graphic" style:parent-style-name="standard">
      <style:graphic-properties draw:stroke="none" draw:fill="none" fo:min-height="2.758cm"/>
      <style:paragraph-properties style:writing-mode="lr-tb"/>
    </style:style>
    <style:style style:name="gr6" style:family="graphic" style:parent-style-name="standard">
      <style:graphic-properties draw:stroke="none" draw:fill="none" fo:min-height="2.5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ffbe2e" draw:textarea-horizontal-align="justify" draw:textarea-vertical-align="middle" draw:auto-grow-height="false" fo:min-height="1.54cm" fo:min-width="13.508cm"/>
      <style:paragraph-properties style:writing-mode="lr-tb"/>
    </style:style>
    <style:style style:name="gr9" style:family="graphic" style:parent-style-name="standard">
      <style:graphic-properties draw:stroke="none" draw:fill="none" fo:min-height="1.381cm"/>
      <style:paragraph-properties style:writing-mode="lr-tb"/>
    </style:style>
    <style:style style:name="gr10" style:family="graphic" style:parent-style-name="standard">
      <style:graphic-properties draw:stroke="none" draw:fill-color="#ffbe2e" draw:textarea-horizontal-align="justify" draw:textarea-vertical-align="middle" draw:auto-grow-height="false" fo:min-height="6.068cm" fo:min-width="19.018cm"/>
      <style:paragraph-properties style:writing-mode="lr-tb"/>
    </style:style>
    <style:style style:name="gr11" style:family="graphic" style:parent-style-name="standard">
      <style:graphic-properties draw:stroke="none" draw:fill="none" fo:min-height="4.75cm"/>
      <style:paragraph-properties style:writing-mode="lr-tb"/>
    </style:style>
    <style:style style:name="gr12" style:family="graphic" style:parent-style-name="standard">
      <style:graphic-properties draw:stroke="none" draw:fill-color="#009ec1" draw:textarea-horizontal-align="justify" draw:textarea-vertical-align="middle" draw:auto-grow-height="false" fo:min-height="6.068cm" fo:min-width="19.018cm"/>
      <style:paragraph-properties style:writing-mode="lr-tb"/>
    </style:style>
    <style:style style:name="gr13" style:family="graphic" style:parent-style-name="standard">
      <style:graphic-properties draw:stroke="none" draw:fill-color="#e41d3d" draw:textarea-horizontal-align="justify" draw:textarea-vertical-align="middle" draw:auto-grow-height="false" fo:min-height="6.068cm" fo:min-width="19.018cm"/>
      <style:paragraph-properties style:writing-mode="lr-tb"/>
    </style:style>
    <style:style style:name="gr14" style:family="graphic" style:parent-style-name="standard">
      <style:graphic-properties draw:stroke="none" draw:fill-color="#ffbe2e" draw:textarea-horizontal-align="justify" draw:textarea-vertical-align="middle" draw:auto-grow-height="false" fo:min-height="3.36cm" fo:min-width="19.31cm"/>
      <style:paragraph-properties style:writing-mode="lr-tb"/>
    </style:style>
    <style:style style:name="gr15" style:family="graphic" style:parent-style-name="standard">
      <style:graphic-properties draw:stroke="none" draw:fill="none" fo:min-height="2.761cm"/>
      <style:paragraph-properties style:writing-mode="lr-tb"/>
    </style:style>
    <style:style style:name="gr16" style:family="graphic" style:parent-style-name="standard">
      <style:graphic-properties draw:stroke="none" draw:fill-color="#21c834" draw:textarea-horizontal-align="justify" draw:textarea-vertical-align="middle" draw:auto-grow-height="false" fo:min-height="3.994cm" fo:min-width="3.744cm"/>
      <style:paragraph-properties style:writing-mode="lr-tb"/>
    </style:style>
    <style:style style:name="gr17" style:family="graphic" style:parent-style-name="standard">
      <style:graphic-properties draw:stroke="none" draw:fill-color="#21c834" draw:textarea-horizontal-align="justify" draw:textarea-vertical-align="middle" draw:auto-grow-height="false" fo:min-height="6.068cm" fo:min-width="19.018cm"/>
      <style:paragraph-properties style:writing-mode="lr-tb"/>
    </style:style>
    <style:style style:name="gr18" style:family="graphic" style:parent-style-name="standard">
      <style:graphic-properties draw:stroke="none" draw:fill-color="#21c834" draw:textarea-horizontal-align="justify" draw:textarea-vertical-align="middle" draw:auto-grow-height="false" fo:min-height="3.36cm" fo:min-width="19.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pr1" style:family="presentation" style:parent-style-name="Default-title">
      <style:graphic-properties fo:min-height="4.66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876cm"/>
      <style:paragraph-properties style:writing-mode="lr-tb"/>
    </style:style>
    <style:style style:name="pr6" style:family="presentation" style:parent-style-name="Default-title">
      <style:graphic-properties fo:min-height="2.47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font-name="Reem Kufi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005ea2"/>
      <style:paragraph-properties fo:text-align="center"/>
    </style:style>
    <style:style style:name="P4" style:family="paragraph">
      <loext:graphic-properties draw:fill-color="#e66f0e"/>
      <style:paragraph-properties fo:text-align="center"/>
    </style:style>
    <style:style style:name="P5" style:family="paragraph">
      <loext:graphic-properties draw:fill-color="#e41d3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ffffff" style:font-name="Rubik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 style:writing-mode="lr-tb"/>
      <style:text-properties fo:color="#ffffff" style:font-name="Rubik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center" style:writing-mode="lr-tb"/>
      <style:text-properties style:font-name="TeX Gyre Chorus"/>
    </style:style>
    <style:style style:name="P11" style:family="paragraph">
      <style:paragraph-properties style:writing-mode="lr-tb"/>
      <style:text-properties style:font-name="TeX Gyre Chorus"/>
    </style:style>
    <style:style style:name="P12" style:family="paragraph">
      <style:paragraph-properties style:writing-mode="lr-tb"/>
      <style:text-properties style:font-name="Reem Kufi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/>
      <style:text-properties style:font-name="Source Serif Pro" fo:font-style="italic" style:font-style-asian="italic" style:font-style-complex="italic"/>
    </style:style>
    <style:style style:name="P15" style:family="paragraph">
      <style:paragraph-properties fo:text-align="center" style:writing-mode="lr-tb"/>
      <style:text-properties style:font-name="Source Serif Pro" fo:font-style="italic" style:font-style-asian="italic" style:font-style-complex="italic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style:font-name="Rubik"/>
    </style:style>
    <style:style style:name="P18" style:family="paragraph">
      <style:paragraph-properties fo:text-align="center" style:writing-mode="lr-tb"/>
      <style:text-properties style:font-name="Rubik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lr-tb"/>
      <style:text-properties style:font-name="Reem Kufi" fo:font-size="40pt" style:font-size-asian="40pt" style:font-size-complex="40pt"/>
    </style:style>
    <style:style style:name="P21" style:family="paragraph">
      <style:paragraph-properties style:writing-mode="lr-tb"/>
      <style:text-properties style:font-name="Reem Kufi" fo:font-size="35pt" style:font-size-asian="35pt" style:font-size-complex="35pt"/>
    </style:style>
    <style:style style:name="P22" style:family="paragraph">
      <loext:graphic-properties draw:fill-color="#ffbe2e"/>
      <style:paragraph-properties fo:text-align="center" style:writing-mode="lr-tb"/>
      <style:text-properties style:font-name="Rubik"/>
    </style:style>
    <style:style style:name="P23" style:family="paragraph">
      <loext:graphic-properties draw:fill="none"/>
      <style:paragraph-properties fo:text-align="center" style:writing-mode="lr-tb"/>
      <style:text-properties fo:color="#6f3331" fo:font-size="33pt" style:font-size-asian="33pt" style:font-size-complex="33pt"/>
    </style:style>
    <style:style style:name="P24" style:family="paragraph">
      <loext:graphic-properties draw:fill-color="#009ec1"/>
      <style:paragraph-properties fo:text-align="center" style:writing-mode="lr-tb"/>
      <style:text-properties style:font-name="Rubik"/>
    </style:style>
    <style:style style:name="P25" style:family="paragraph">
      <loext:graphic-properties draw:fill="none"/>
      <style:paragraph-properties fo:text-align="center" style:writing-mode="lr-tb"/>
      <style:text-properties fo:color="#ecf3ec" fo:font-size="33pt" style:font-size-asian="33pt" style:font-size-complex="33pt"/>
    </style:style>
    <style:style style:name="P26" style:family="paragraph">
      <loext:graphic-properties draw:fill-color="#e41d3d"/>
      <style:paragraph-properties fo:text-align="center" style:writing-mode="lr-tb"/>
      <style:text-properties style:font-name="Rubik"/>
    </style:style>
    <style:style style:name="P27" style:family="paragraph">
      <style:paragraph-properties style:writing-mode="lr-tb"/>
      <style:text-properties fo:hyphenate="false"/>
    </style:style>
    <style:style style:name="P28" style:family="paragraph">
      <style:paragraph-properties fo:text-align="center" style:writing-mode="lr-tb"/>
      <style:text-properties fo:color="#ecf3ec" style:font-name="Rubik" fo:letter-spacing="0.06cm" fo:font-weight="bold" style:font-weight-asian="bold" style:font-weight-complex="bold"/>
    </style:style>
    <style:style style:name="P29" style:family="paragraph">
      <loext:graphic-properties draw:fill-color="#21c834"/>
      <style:paragraph-properties fo:text-align="center" style:writing-mode="lr-tb"/>
      <style:text-properties fo:color="#ecf3ec" style:font-name="Rubik" fo:letter-spacing="0.06cm" fo:font-weight="bold" style:font-weight-asian="bold" style:font-weight-complex="bold"/>
    </style:style>
    <style:style style:name="P30" style:family="paragraph">
      <style:paragraph-properties fo:text-align="center" style:writing-mode="lr-tb"/>
      <style:text-properties fo:color="#ecf3ec" style:font-name="Rubik" fo:font-size="26pt" fo:letter-spacing="0.06cm" fo:font-weight="bold" style:font-size-asian="26pt" style:font-weight-asian="bold" style:font-size-complex="26pt" style:font-weight-complex="bold"/>
    </style:style>
    <style:style style:name="P31" style:family="paragraph">
      <loext:graphic-properties draw:fill-color="#21c834"/>
      <style:paragraph-properties fo:text-align="center" style:writing-mode="lr-tb"/>
      <style:text-properties fo:color="#ecf3ec" style:font-name="Rubik" fo:font-size="26pt" fo:letter-spacing="0.06cm" fo:font-weight="bold" style:font-size-asian="26pt" style:font-weight-asian="bold" style:font-size-complex="26pt" style:font-weight-complex="bold"/>
    </style:style>
    <style:style style:name="P32" style:family="paragraph">
      <style:paragraph-properties fo:text-align="center" style:writing-mode="lr-tb"/>
      <style:text-properties fo:color="#ecf3ec" style:font-name="Rubik" fo:letter-spacing="normal" fo:font-weight="bold" style:font-weight-asian="bold" style:font-weight-complex="bold"/>
    </style:style>
    <style:style style:name="P33" style:family="paragraph">
      <loext:graphic-properties draw:fill-color="#21c834"/>
      <style:paragraph-properties fo:text-align="center" style:writing-mode="lr-tb"/>
      <style:text-properties fo:color="#ecf3ec" style:font-name="Rubik" fo:letter-spacing="normal" fo:font-weight="bold" style:font-weight-asian="bold" style:font-weight-complex="bold"/>
    </style:style>
    <style:style style:name="P34" style:family="paragraph">
      <style:paragraph-properties style:writing-mode="lr-tb"/>
      <style:text-properties style:font-name="Public Sans"/>
    </style:style>
    <style:style style:name="P35" style:family="paragraph">
      <loext:graphic-properties draw:fill-color="#21c834"/>
      <style:paragraph-properties fo:text-align="center" style:writing-mode="lr-tb"/>
      <style:text-properties style:font-name="Rubik"/>
    </style:style>
    <style:style style:name="P36" style:family="paragraph">
      <style:paragraph-properties fo:text-align="center" style:writing-mode="lr-tb"/>
      <style:text-properties fo:color="#f0f0f0" style:font-name="Rubik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/>
      <style:text-properties style:font-name="Rubik"/>
    </style:style>
    <style:style style:name="P38" style:family="paragraph">
      <style:paragraph-properties fo:text-align="center"/>
      <style:text-properties fo:color="#f0f0f0" style:font-name="Rubik" fo:font-weight="bold"/>
    </style:style>
    <style:style style:name="P39" style:family="paragraph">
      <style:paragraph-properties fo:text-align="center" style:writing-mode="lr-tb"/>
      <style:text-properties fo:color="#f0f0f0" style:font-name="Rubik" fo:font-weight="bold"/>
    </style:style>
    <style:style style:name="P40" style:family="paragraph">
      <style:text-properties style:font-name="Rubik"/>
    </style:style>
    <style:style style:name="P41" style:family="paragraph">
      <style:text-properties style:font-name="Public Sans"/>
    </style:style>
    <style:style style:name="P42" style:family="paragraph">
      <style:text-properties fo:color="#a9aeb1" style:font-name="Rubik" fo:font-weight="bold" style:font-weight-asian="bold" style:font-weight-complex="bold"/>
    </style:style>
    <style:style style:name="P43" style:family="paragraph">
      <loext:graphic-properties draw:fill="none" draw:fill-color="#ffffff"/>
      <style:text-properties fo:color="#a9aeb1" style:font-name="Rubik" fo:font-weight="bold" style:font-weight-asian="bold" style:font-weight-complex="bold"/>
    </style:style>
    <style:style style:name="P44" style:family="paragraph">
      <style:paragraph-properties fo:margin-top="0.5cm" fo:margin-bottom="0cm" fo:text-align="center"/>
      <style:text-properties fo:color="#f0f0f0" style:font-name="Rubik" fo:font-size="29pt"/>
    </style:style>
    <style:style style:name="P45" style:family="paragraph">
      <style:paragraph-properties fo:margin-top="0.5cm" fo:margin-bottom="0cm" fo:text-align="center" style:writing-mode="lr-tb"/>
      <style:text-properties fo:color="#f0f0f0" style:font-name="Rubik" fo:font-size="29pt"/>
    </style:style>
    <style:style style:name="P46" style:family="paragraph">
      <style:paragraph-properties fo:text-align="center"/>
      <style:text-properties fo:color="#f0f0f0" style:font-name="Rubik" fo:font-size="29pt" style:font-size-asian="29pt" style:font-size-complex="29pt"/>
    </style:style>
    <style:style style:name="P47" style:family="paragraph">
      <style:paragraph-properties fo:text-align="center" style:writing-mode="lr-tb"/>
      <style:text-properties fo:color="#f0f0f0" style:font-name="Rubik" fo:font-size="29pt" style:font-size-asian="29pt" style:font-size-complex="29pt"/>
    </style:style>
    <style:style style:name="T1" style:family="text">
      <style:text-properties style:font-name="Reem Kufi" fo:font-weight="normal" style:font-weight-asian="normal" style:font-weight-complex="normal"/>
    </style:style>
    <style:style style:name="T2" style:family="text">
      <style:text-properties fo:color="#ffffff" style:font-name="Rubik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ffff" style:font-name="Rubik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style:font-name="Rubik" fo:font-size="20pt" style:font-size-asian="20pt" style:font-size-complex="20pt"/>
    </style:style>
    <style:style style:name="T5" style:family="text">
      <style:text-properties fo:color="#ffffff" style:font-name="Rubik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ource Serif Pro" fo:font-style="italic" style:font-style-asian="italic" style:font-style-complex="italic"/>
    </style:style>
    <style:style style:name="T7" style:family="text">
      <style:text-properties style:font-name="Rubik"/>
    </style:style>
    <style:style style:name="T8" style:family="text">
      <style:text-properties style:font-name="Source Serif Pro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Reem Kufi"/>
    </style:style>
    <style:style style:name="T10" style:family="text">
      <style:text-properties style:font-name="TeX Gyre Chorus"/>
    </style:style>
    <style:style style:name="T11" style:family="text">
      <style:text-properties style:font-name="Rubik" fo:font-size="28pt" style:font-size-asian="28pt" style:font-size-complex="28pt"/>
    </style:style>
    <style:style style:name="T12" style:family="text">
      <style:text-properties style:font-name="Rubik" fo:font-size="30pt" style:font-size-asian="30pt" style:font-size-complex="30pt"/>
    </style:style>
    <style:style style:name="T13" style:family="text">
      <style:text-properties style:font-name="Reem Kufi" fo:font-size="40pt" style:font-size-asian="40pt" style:font-size-complex="40pt"/>
    </style:style>
    <style:style style:name="T14" style:family="text">
      <style:text-properties style:font-name="Rubik" fo:font-size="31pt" style:font-size-asian="31pt" style:font-size-complex="31pt"/>
    </style:style>
    <style:style style:name="T15" style:family="text">
      <style:text-properties style:font-name="Reem Kufi" fo:font-size="35pt" style:font-size-asian="35pt" style:font-size-complex="35pt"/>
    </style:style>
    <style:style style:name="T16" style:family="text">
      <style:text-properties style:font-name="Rubik" fo:font-size="29pt" style:font-size-asian="29pt" style:font-size-complex="29pt"/>
    </style:style>
    <style:style style:name="T17" style:family="text">
      <style:text-properties fo:color="#6f3331" style:font-name="Rubik" fo:font-size="33pt" style:font-size-asian="33pt" style:font-size-complex="33pt"/>
    </style:style>
    <style:style style:name="T18" style:family="text">
      <style:text-properties fo:color="#ecf3ec" style:font-name="Rubik" fo:font-size="33pt" style:font-size-asian="33pt" style:font-size-complex="33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Rubik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a5a5a5" style:font-name="Rubik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ecf3ec" style:font-name="Rubik" fo:font-size="24pt" fo:letter-spacing="0.06cm" fo:font-weight="bold" style:font-size-asian="24pt" style:font-weight-asian="bold" style:font-size-complex="24pt" style:font-weight-complex="bold"/>
    </style:style>
    <style:style style:name="T22" style:family="text">
      <style:text-properties fo:color="#ecf3ec" style:font-name="Rubik" fo:font-size="26pt" fo:letter-spacing="normal" fo:font-weight="bold" style:font-size-asian="26pt" style:font-weight-asian="bold" style:font-size-complex="26pt" style:font-weight-complex="bold"/>
    </style:style>
    <style:style style:name="T23" style:family="text">
      <style:text-properties style:font-name="Public Sans"/>
    </style:style>
    <style:style style:name="T24" style:family="text">
      <style:text-properties fo:color="#f0f0f0" style:font-name="Rubik"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fo:color="#f0f0f0" style:text-outline="false" style:text-line-through-style="none" style:text-line-through-type="none" style:font-name="Rubik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a9aeb1" style:font-name="Rubik" fo:font-weight="bold" style:font-weight-asian="bold" style:font-weight-complex="bold"/>
    </style:style>
    <style:style style:name="T27" style:family="text">
      <style:text-properties fo:color="#f0f0f0" style:font-name="Rubi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667cm" svg:x="1.4cm" svg:y="0.309cm" presentation:class="title" presentation:user-transformed="true">
          <draw:text-box>
            <text:p><text:span text:style-name="T1">Análisis de beneficios y riesgos de </text:span><text:span text:style-name="T1">usar la cobertura de código</text:span></text:p>
          </draw:text-box>
        </draw:frame>
        <draw:custom-shape draw:style-name="gr1" draw:text-style-name="P2" draw:layer="layout" svg:width="6cm" svg:height="4cm" svg:x="2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4cm" svg:x="1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4cm" svg:x="2.001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cm" svg:height="4cm" svg:x="2.001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cm" svg:height="4cm" svg:x="20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6cm" svg:height="3.008cm" svg:x="2cm" svg:y="8.6cm">
          <draw:text-box>
            <text:p text:style-name="P2"><text:span text:style-name="T2">¿</text:span><text:span text:style-name="T3">Qué</text:span><text:span text:style-name="T2"> es un caso de prueba?</text:span></text:p>
          </draw:text-box>
        </draw:frame>
        <draw:frame draw:style-name="gr5" draw:text-style-name="P6" draw:layer="layout" svg:width="6cm" svg:height="3.008cm" svg:x="11cm" svg:y="8.6cm">
          <draw:text-box>
            <text:p text:style-name="P2"><text:span text:style-name="T2">¿</text:span><text:span text:style-name="T3">Qué</text:span><text:span text:style-name="T2"> es la cobertura de código?</text:span></text:p>
          </draw:text-box>
        </draw:frame>
        <draw:frame draw:style-name="gr6" draw:text-style-name="P7" draw:layer="layout" svg:width="6cm" svg:height="2.8cm" svg:x="20cm" svg:y="8.6cm">
          <draw:text-box>
            <text:p text:style-name="P2"><text:span text:style-name="T4">¿</text:span><text:span text:style-name="T5">Para qué</text:span><text:span text:style-name="T4"> sirve la cobertura de código?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0" draw:layer="layout" svg:width="25.199cm" svg:height="4.934cm" svg:x="1.401cm" svg:y="7.5cm" presentation:class="outline" presentation:user-transformed="true">
          <draw:text-box>
            <text:list text:style-name="L2">
              <text:list-header>
                <text:p text:style-name="P2"><text:span text:style-name="T6">Es una especificación de una entrada (inválida o válida) como argumento a una función de un programa informático.</text:span></text:p>
                <text:p text:style-name="P9"><text:span text:style-name="T7">Pág. 2</text:span></text:p>
              </text:list-header>
            </text:list>
          </draw:text-box>
        </draw:frame>
        <draw:frame presentation:style-name="pr1" draw:text-style-name="P1" draw:layer="layout" svg:width="25.199cm" svg:height="4.667cm" svg:x="1.401cm" svg:y="0.31cm" presentation:class="title" presentation:user-transformed="true">
          <draw:text-box>
            <text:p><text:span text:style-name="T1">Análisis de beneficios y riesgos de </text:span><text:span text:style-name="T1">usar la cobertura de códig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0" draw:layer="layout" svg:width="25.199cm" svg:height="6.419cm" svg:x="1.4cm" svg:y="6cm" presentation:class="outline" presentation:user-transformed="true">
          <draw:text-box>
            <text:list text:style-name="L2">
              <text:list-header>
                <text:p text:style-name="P2"><text:span text:style-name="T6">Es el proceso por el cual “mediante métricas” se genera un reporte que identifica código que </text:span><text:span text:style-name="T8">~</text:span><text:span text:style-name="T6">han ejecutado una funcionalidad.</text:span></text:p>
                <text:p text:style-name="P9"><text:span text:style-name="T7">Pág. 2</text:span></text:p>
              </text:list-header>
            </text:list>
          </draw:text-box>
        </draw:frame>
        <draw:frame presentation:style-name="pr1" draw:text-style-name="P1" draw:layer="layout" svg:width="25.199cm" svg:height="4.667cm" svg:x="1.401cm" svg:y="0.31cm" presentation:class="title" presentation:user-transformed="true">
          <draw:text-box>
            <text:p><text:span text:style-name="T1">Análisis de beneficios y riesgos de </text:span><text:span text:style-name="T1">usar la cobertura de códig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1" draw:layer="layout" svg:width="25.199cm" svg:height="6.3cm" svg:x="1.4cm" svg:y="6cm" presentation:class="outline" presentation:user-transformed="true">
          <draw:text-box>
            <text:list text:style-name="L2">
              <text:list-header>
                <text:p text:style-name="P2"><text:span text:style-name="T6">Evalúan la efectividad de los casos de prueba y determinan el comportamiento del programa informático ante una entrada </text:span><text:span text:style-name="T8">~</text:span><text:span text:style-name="T6">válida.</text:span></text:p>
                <text:p text:style-name="P9"><text:span text:style-name="T7">Pág. 2</text:span></text:p>
              </text:list-header>
            </text:list>
          </draw:text-box>
        </draw:frame>
        <draw:frame presentation:style-name="pr1" draw:text-style-name="P1" draw:layer="layout" svg:width="25.199cm" svg:height="4.667cm" svg:x="1.401cm" svg:y="0.31cm" presentation:class="title" presentation:user-transformed="true">
          <draw:text-box>
            <text:p><text:span text:style-name="T1">Análisis de beneficios y riesgos de </text:span><text:span text:style-name="T1">usar la cobertura de códig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0" draw:layer="layout" svg:width="25.199cm" svg:height="6.419cm" svg:x="1.4cm" svg:y="6cm" presentation:class="outline" presentation:user-transformed="true">
          <draw:text-box>
            <text:list text:style-name="L2">
              <text:list-header>
                <text:p text:style-name="P2"><text:span text:style-name="T6">Refactorización de código, identificación de código con altas frecuencias de ejecución y depuración relacionada con el rendimiento.</text:span></text:p>
                <text:p text:style-name="P9"><text:span text:style-name="T7">Pág. 2</text:span></text:p>
              </text:list-header>
            </text:list>
          </draw:text-box>
        </draw:frame>
        <draw:frame presentation:style-name="pr1" draw:text-style-name="P1" draw:layer="layout" svg:width="25.199cm" svg:height="4.667cm" svg:x="1.402cm" svg:y="0.311cm" presentation:class="title" presentation:user-transformed="true">
          <draw:text-box>
            <text:p><text:span text:style-name="T1">Análisis de beneficios y riesgos de </text:span><text:span text:style-name="T1">usar la cobertura de códig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Planteamiento del Problema</text:span></text:p>
          </draw:text-box>
        </draw:frame>
        <draw:frame presentation:style-name="pr3" draw:text-style-name="P13" draw:layer="layout" svg:width="25.199cm" svg:height="6.819cm" svg:x="1.4cm" svg:y="5.5cm" presentation:class="outline" presentation:user-transformed="true">
          <draw:text-box>
            <text:list text:style-name="L2">
              <text:list-header>
                <text:p text:style-name="P2"><text:span text:style-name="T6">“</text:span><text:span text:style-name="T6">La revisión eficaz de un programa es imprescindible para cualquier programa informático complejo”.</text:span></text:p>
                <text:p text:style-name="P2"><text:span text:style-name="T10"/></text:p>
                <text:p text:style-name="P9"><text:span text:style-name="T7">Miller y Maloney (1963)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5.199cm" svg:height="8.019cm" svg:x="1.4cm" svg:y="4.5cm" presentation:class="outline" presentation:user-transformed="true">
          <draw:text-box>
            <text:list text:style-name="L2">
              <text:list-header>
                <text:p text:style-name="P2"><text:span text:style-name="T6">Fallos ocasionados en los programas informáticos eran causados por condiciones entrantes que derivaron en la ejecución de código que se ejecutaba en condiciones poco probables.</text:span></text:p>
                <text:p text:style-name="P9"><text:span text:style-name="T7">Miller y Maloney (1963)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Planteamiento del Problema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5" draw:layer="layout" svg:width="25.199cm" svg:height="4.619cm" svg:x="1.4cm" svg:y="5.9cm" presentation:class="outline" presentation:user-transformed="true">
          <draw:text-box>
            <text:list text:style-name="L2">
              <text:list-header>
                <text:p text:style-name="P14"><text:span text:style-name="T6">¿Cómo confiar en un programa informático de cual no se tiene certeza si funcionara correctamente ante la entrada de condiciones anormales?.</text:span></text:p>
                <text:p text:style-name="P14"><text:span text:style-name="T6"/></text:p>
              </text:list-header>
            </text:list>
          </draw:text-box>
        </draw:frame>
        <draw:frame presentation:style-name="pr4" draw:text-style-name="P12" draw:layer="layout" svg:width="25.199cm" svg:height="2.629cm" svg:x="1.402cm" svg:y="0.63cm" presentation:class="title" presentation:user-transformed="true">
          <draw:text-box>
            <text:p><text:span text:style-name="T9">Planteamiento del Problema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6" draw:layer="layout" svg:width="25.199cm" svg:height="6.519cm" svg:x="1.4cm" svg:y="4.9cm" presentation:class="outline" presentation:user-transformed="true">
          <draw:text-box>
            <text:list text:style-name="L2">
              <text:list-header>
                <text:p text:style-name="P2"><text:span text:style-name="T7">La verdadera pregunta:</text:span><text:span text:style-name="T10"> </text:span></text:p>
                <text:p text:style-name="P2"><text:span text:style-name="T6">¿Se puede confiar en un programa informático para que cumpla sus especificaciones funcionales con cada nueva condición de entrada anormal?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3cm" svg:y="0.631cm" presentation:class="title" presentation:user-transformed="true">
          <draw:text-box>
            <text:p><text:span text:style-name="T9">Planteamiento del Problema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Justificación</text:span></text:p>
          </draw:text-box>
        </draw:frame>
        <draw:frame presentation:style-name="pr3" draw:text-style-name="P17" draw:layer="layout" svg:width="25.199cm" svg:height="8.315cm" svg:x="1.4cm" svg:y="4.085cm" presentation:class="outline" presentation:user-transformed="true">
          <draw:text-box>
            <text:list text:style-name="L2">
              <text:list-header>
                <text:p text:style-name="P2"><text:span text:style-name="T7">La cobertura de código, se centra en el aspecto estructural del código. </text:span></text:p>
                <text:p text:style-name="P2"><text:span text:style-name="T7">(Su ejecución)</text:span></text:p>
                <text:p text:style-name="P2"><text:span text:style-name="T7"/></text:p>
                <text:p text:style-name="P2"><text:span text:style-name="T7">Evaluación de los casos de prueba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Estado del Arte</text:span></text:p>
          </draw:text-box>
        </draw:frame>
        <draw:frame presentation:style-name="pr3" draw:text-style-name="P18" draw:layer="layout" svg:width="25.199cm" svg:height="5.419cm" svg:x="1.4cm" svg:y="5cm" presentation:class="outline" presentation:user-transformed="true">
          <draw:text-box>
            <text:list text:style-name="L2">
              <text:list-header>
                <text:p text:style-name="P2"><text:span text:style-name="T7">Es aplicable en la etapa de pruebas, casos unitarios (Unit Testing), pruebas de integración (Intergration Testing) y pruebas del sistema (System Testing)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Evaluación de casos de prueba</text:span></text:p>
          </draw:text-box>
        </draw:frame>
        <draw:frame presentation:style-name="pr3" draw:text-style-name="P17" draw:layer="layout" svg:width="25.199cm" svg:height="8.5cm" svg:x="1.4cm" svg:y="3.9cm" presentation:class="outline" presentation:user-transformed="true">
          <draw:text-box>
            <text:list text:style-name="L2">
              <text:list-header>
                <text:p><text:span text:style-name="T7">Motivos cobertura de código:</text:span></text:p>
                <text:p><text:span text:style-name="T7"/></text:p>
              </text:list-header>
              <text:list-item>
                <text:p><text:span text:style-name="T11">Incremento fiabilidad (elimina casos redundantes).</text:span></text:p>
              </text:list-item>
              <text:list-item>
                <text:p><text:span text:style-name="T12">Proporcionar medida cuantificable del progreso.</text:span></text:p>
              </text:list-item>
              <text:list-item>
                <text:p><text:span text:style-name="T12">Priorización de pruebas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0" draw:layer="layout" svg:width="25.199cm" svg:height="2.876cm" svg:x="1.4cm" svg:y="0.6cm" presentation:class="title" presentation:user-transformed="true">
          <draw:text-box>
            <text:p><text:span text:style-name="T13">Herramientas de Cobertura de Código</text:span></text:p>
          </draw:text-box>
        </draw:frame>
        <draw:frame presentation:style-name="pr3" draw:text-style-name="P17" draw:layer="layout" svg:width="25.199cm" svg:height="9.134cm" svg:x="1.4cm" svg:y="4.985cm" presentation:class="outline" presentation:user-transformed="true">
          <draw:text-box>
            <text:list text:style-name="L2">
              <text:list-header>
                <text:p><text:span text:style-name="T7">Dos aproximaciones conceptuales.</text:span></text:p>
                <text:p><text:span text:style-name="T7"/></text:p>
              </text:list-header>
              <text:list-item>
                <text:p><text:span text:style-name="T14">Instrumentación por sobrecarga fuera de línea.</text:span></text:p>
              </text:list-item>
              <text:list-item>
                <text:p><text:span text:style-name="T7">Instrumentación por sobrecarga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1" draw:layer="layout" svg:width="25.199cm" svg:height="2.476cm" svg:x="1.4cm" svg:y="0.9cm" presentation:class="title" presentation:user-transformed="true">
          <draw:text-box>
            <text:p><text:span text:style-name="T15">Nuevas formas de usar la cobertura de código</text:span></text:p>
          </draw:text-box>
        </draw:frame>
        <draw:frame presentation:style-name="pr3" draw:text-style-name="P17" draw:layer="layout" svg:width="25.199cm" svg:height="7.019cm" svg:x="1.4cm" svg:y="3.6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16">Identificación código alta frecuencia de ejecución.</text:span></text:p>
              </text:list-item>
              <text:list-item>
                <text:p><text:span text:style-name="T7">Refactorización de código.</text:span></text:p>
              </text:list-item>
              <text:list-item>
                <text:p><text:span text:style-name="T7">Depuración relacionada con el rendimiento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Metodología</text:span></text:p>
          </draw:text-box>
        </draw:frame>
        <draw:frame presentation:style-name="pr3" draw:text-style-name="P15" draw:layer="layout" svg:width="25.199cm" svg:height="7.619cm" svg:x="1.4cm" svg:y="4.4cm" presentation:class="outline" presentation:user-transformed="true">
          <draw:text-box>
            <text:list text:style-name="L2">
              <text:list-header>
                <text:p text:style-name="P14"><text:span text:style-name="T6">Metodología CDIO (concebir, diseñar, implementar y operar), comprender importancia y impacto investigación y desarrollo tecnológico, aumento productividad ambientes complejos basados tecnología y procesos tecnológicos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El diseño conceptual</text:span></text:p>
          </draw:text-box>
        </draw:frame>
        <draw:frame presentation:style-name="pr3" draw:text-style-name="P17" draw:layer="layout" svg:width="24cm" svg:height="5.419cm" svg:x="2cm" svg:y="5.381cm" presentation:class="outline" presentation:user-transformed="true">
          <draw:text-box>
            <text:list text:style-name="L2">
              <text:list-header>
                <text:p text:style-name="P17"><text:span text:style-name="T7">Maximilian, se observó módulos donde reside código que concentra la mayoría del tiempo computacional y que carga con altas tasas de ejecución. 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El diseño conceptual</text:span></text:p>
          </draw:text-box>
        </draw:frame>
        <draw:frame presentation:style-name="pr3" draw:text-style-name="P17" draw:layer="layout" svg:width="24cm" svg:height="3.419cm" svg:x="2cm" svg:y="6cm" presentation:class="outline" presentation:user-transformed="true">
          <draw:text-box>
            <text:list text:style-name="L2">
              <text:list-header>
                <text:p text:style-name="P17"><text:span text:style-name="T7">Pugi se evaluó los casos de prueba y se determino que tan bien cubren el código.</text:span></text:p>
              </text:list-header>
            </text:list>
          </draw:text-box>
        </draw:frame>
        <draw:custom-shape draw:style-name="gr8" draw:text-style-name="P22" draw:layer="layout" svg:width="14.2cm" svg:height="1.982cm" svg:x="11.8cm" svg:y="10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3" draw:layer="layout" svg:width="12.653cm" svg:height="1.631cm" svg:x="12.503cm" svg:y="10.301cm">
          <draw:text-box>
            <text:p text:style-name="P2"><text:span text:style-name="T17">Metodología TDD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Tecnologías consideradas</text:span></text:p>
          </draw:text-box>
        </draw:frame>
        <draw:frame presentation:style-name="pr3" draw:text-style-name="P17" draw:layer="layout" svg:width="25.199cm" svg:height="8.419cm" svg:x="1.4cm" svg:y="4cm" presentation:class="outline" presentation:user-transformed="true">
          <draw:text-box>
            <text:list text:style-name="L2">
              <text:list-header>
                <text:p><text:span text:style-name="T7">Maximilian y Pugi.</text:span></text:p>
                <text:p><text:span text:style-name="T7"/></text:p>
              </text:list-header>
              <text:list-item>
                <text:p><text:span text:style-name="T7">Como (IDE): Clion© y Eclipse TDT©.</text:span></text:p>
              </text:list-item>
              <text:list-item>
                <text:p><text:span text:style-name="T7">Compiladores C++17: gcc7 y clang4</text:span></text:p>
              </text:list-item>
              <text:list-item>
                <text:p><text:span text:style-name="T7">Instrumentación código: gcov y llvm-gcov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Registro de Métricas</text:span></text:p>
          </draw:text-box>
        </draw:frame>
        <draw:frame presentation:style-name="pr3" draw:text-style-name="P17" draw:layer="layout" svg:width="25.199cm" svg:height="8.219cm" svg:x="1.4cm" svg:y="4.2cm" presentation:class="outline" presentation:user-transformed="true">
          <draw:text-box>
            <text:list text:style-name="L2">
              <text:list-header>
                <text:p text:style-name="P13"><text:span text:style-name="T7">Cada registro tiene una puntuación asociada, que señala bloques de código con una alta prioridad.</text:span></text:p>
              </text:list-header>
              <text:list-item>
                <text:p text:style-name="P13"><text:span text:style-name="T7">Caso Maximilian: interactúan con las bibliotecas encargas de manejar la tarjeta de sonido. </text:span></text:p>
              </text:list-item>
              <text:list-item>
                <text:p text:style-name="P13"><text:span text:style-name="T7">Asignar una puntuación alta a áreas de alta prioridad aumenta la eficacia al observar la totalidad de los registros, bloques de código de nula prioridad sean descartados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><text:span text:style-name="T9">Análisis de Medidas</text:span></text:p>
          </draw:text-box>
        </draw:frame>
        <draw:custom-shape draw:style-name="gr10" draw:text-style-name="P22" draw:layer="layout" svg:width="20.2cm" svg:height="7cm" svg:x="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3" draw:layer="layout" svg:width="18cm" svg:height="5cm" svg:x="5cm" svg:y="6cm">
          <draw:text-box>
            <text:p text:style-name="P2"><text:span text:style-name="T17">La cobertura de código no dará una </text:span><text:span text:style-name="T17">evaluación a aquella funcionalidad no </text:span><text:span text:style-name="T17">implementada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Análisis de Medidas</text:span></text:p>
          </draw:text-box>
        </draw:frame>
        <draw:custom-shape draw:style-name="gr12" draw:text-style-name="P24" draw:layer="layout" svg:width="20.2cm" svg:height="7cm" svg:x="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5" draw:layer="layout" svg:width="18cm" svg:height="5cm" svg:x="5cm" svg:y="6cm">
          <draw:text-box>
            <text:p text:style-name="P2"><text:span text:style-name="T18">Programas heredados, diseño y ejecución </text:span><text:span text:style-name="T18">casos de prueba cuando son inexistentes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Análisis de Medidas</text:span></text:p>
          </draw:text-box>
        </draw:frame>
        <draw:custom-shape draw:style-name="gr13" draw:text-style-name="P26" draw:layer="layout" svg:width="20.2cm" svg:height="7cm" svg:x="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5" draw:layer="layout" svg:width="18cm" svg:height="5cm" svg:x="5cm" svg:y="6cm">
          <draw:text-box>
            <text:p text:style-name="P2"><text:span text:style-name="T18">Observar una regresión través de ejemplos </text:span><text:span text:style-name="T18">toman papel caso prueba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Análisis de Medidas</text:span></text:p>
          </draw:text-box>
        </draw:frame>
        <draw:frame presentation:style-name="pr3" draw:text-style-name="P17" draw:layer="layout" svg:width="24.2cm" svg:height="4.5cm" svg:x="1.8cm" svg:y="6cm" presentation:class="outline" presentation:user-transformed="true">
          <draw:text-box>
            <text:list text:style-name="L2">
              <text:list-header>
                <text:p text:style-name="P17"><text:span text:style-name="T7">Maximilian determinar bloques de código redundantes o con altas tasas de ejecución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Filtrado de Métricas</text:span></text:p>
          </draw:text-box>
        </draw:frame>
        <draw:frame presentation:style-name="pr3" draw:text-style-name="P17" draw:layer="layout" svg:width="25.199cm" svg:height="4.115cm" svg:x="1.4cm" svg:y="6.285cm" presentation:class="outline" presentation:user-transformed="true">
          <draw:text-box>
            <text:list text:style-name="L2">
              <text:list-header>
                <text:p text:style-name="P13"><text:span text:style-name="T7">Los reportes filtrar y excluyen condiciones ilegales, lógica sin usar o baja prioridad, áreas de código funcionamiento verificado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Filtrado de Métricas</text:span></text:p>
          </draw:text-box>
        </draw:frame>
        <draw:frame presentation:style-name="pr3" draw:text-style-name="P17" draw:layer="layout" svg:width="25.199cm" svg:height="9.134cm" svg:x="1.4cm" svg:y="3.685cm" presentation:class="outline">
          <draw:text-box>
            <text:list text:style-name="L2">
              <text:list-header>
                <text:p text:style-name="P13"><text:span text:style-name="T7">Aquellas condiciones ilegales son clausulas "if" y "else" que evalúan casos sin uso o segmentos de código predeterminados que no deben de suceder bajo ciertas condiciones de entrada, como la ejecución de código especifico a una plataforma o biblioteca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Implementación</text:span></text:p>
          </draw:text-box>
        </draw:frame>
        <draw:frame presentation:style-name="pr3" draw:text-style-name="P17" draw:layer="layout" svg:width="25.199cm" svg:height="7.519cm" svg:x="1.4cm" svg:y="2.9cm" presentation:class="outline" presentation:user-transformed="true">
          <draw:text-box>
            <text:list text:style-name="L2">
              <text:list-header>
                <text:p text:style-name="P27"><text:span text:style-name="T7"/></text:p>
              </text:list-header>
              <text:list-item>
                <text:p text:style-name="P27"><text:span text:style-name="T19">Herramienta instrumentación </text:span><text:span text:style-name="T11">gcov v9.2 (Nov. 2019)</text:span><text:span text:style-name="T7"> </text:span><text:span text:style-name="T20">(herramienta de profiling, baja sobrecarga de ejecución (acoplamiento con gprof), integración con IDE)</text:span><text:span text:style-name="T7">.</text:span></text:p>
              </text:list-item>
              <text:list-item>
                <text:p text:style-name="P13"><text:span text:style-name="T7">Compilador gcc v9.2 (Nov. 2019).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Implementación</text:span></text:p>
          </draw:text-box>
        </draw:frame>
        <draw:frame presentation:style-name="pr3" draw:text-style-name="P17" draw:layer="layout" svg:width="25.199cm" svg:height="2.715cm" svg:x="1.4cm" svg:y="4.085cm" presentation:class="outline" presentation:user-transformed="true">
          <draw:text-box>
            <text:list text:style-name="L2">
              <text:list-header>
                <text:p text:style-name="P13"><text:span text:style-name="T7">Soporte a C++17, banderas optimización deshabilitadas, .</text:span></text:p>
              </text:list-header>
            </text:list>
          </draw:text-box>
        </draw:frame>
        <draw:custom-shape draw:style-name="gr14" draw:text-style-name="P22" draw:layer="layout" svg:width="20.2cm" svg:height="4cm" svg:x="4.00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18cm" svg:height="3.011cm" svg:x="5.001cm" svg:y="8.557cm">
          <draw:text-box>
            <text:p text:style-name="P2"><text:span text:style-name="T17">Necesarias para obtener resultados </text:span><text:span text:style-name="T17">congruentes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Implementación</text:span></text:p>
          </draw:text-box>
        </draw:frame>
        <draw:frame presentation:style-name="pr3" draw:text-style-name="P17" draw:layer="layout" svg:width="25.199cm" svg:height="2.715cm" svg:x="1.4cm" svg:y="4.085cm" presentation:class="outline" presentation:user-transformed="true">
          <draw:text-box>
            <text:list text:style-name="L2">
              <text:list-header>
                <text:p text:style-name="P13"><text:span text:style-name="T7">Soporte a C++17, banderas de cobertura habilitadas, </text:span></text:p>
              </text:list-header>
            </text:list>
          </draw:text-box>
        </draw:frame>
        <draw:custom-shape draw:style-name="gr14" draw:text-style-name="P22" draw:layer="layout" svg:width="20.2cm" svg:height="4cm" svg:x="4.002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18cm" svg:height="3.011cm" svg:x="5.002cm" svg:y="8.558cm">
          <draw:text-box>
            <text:p text:style-name="P2"><text:span text:style-name="T17">Requisito herramientas cobertura de código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Resultados y Discusión</text:span></text:p>
          </draw:text-box>
        </draw:frame>
        <draw:frame presentation:style-name="pr3" draw:text-style-name="P17" draw:layer="layout" svg:width="24cm" svg:height="5.619cm" svg:x="2cm" svg:y="5.581cm" presentation:class="outline" presentation:user-transformed="true">
          <draw:text-box>
            <text:list text:style-name="L2">
              <text:list-header>
                <text:p text:style-name="P13"><text:span text:style-name="T7">Para Maximilian, se identifico bloques de </text:span><text:span text:style-name="T7">código con altas tasas de ejecución son los </text:span><text:span text:style-name="T7">encargados de conversión del buffer de </text:span><text:span text:style-name="T7">valores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Resultados y Discusión</text:span></text:p>
          </draw:text-box>
        </draw:frame>
        <draw:frame presentation:style-name="pr3" draw:text-style-name="P17" draw:layer="layout" svg:width="24cm" svg:height="5.619cm" svg:x="2cm" svg:y="5.581cm" presentation:class="outline" presentation:user-transformed="true">
          <draw:text-box>
            <text:list text:style-name="L2">
              <text:list-header>
                <text:p text:style-name="P13"><text:span text:style-name="T7">Para Maximilian, se determino código redundante que logró ser simplificado mediante refactorización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Resultados y Discusión</text:span></text:p>
          </draw:text-box>
        </draw:frame>
        <draw:frame presentation:style-name="pr3" draw:text-style-name="P17" draw:layer="layout" svg:width="24cm" svg:height="7.619cm" svg:x="2cm" svg:y="5.2cm" presentation:class="outline" presentation:user-transformed="true">
          <draw:text-box>
            <text:list text:style-name="L2">
              <text:list-header>
                <text:p text:style-name="P13"><text:span text:style-name="T7">Para Pugi, la metodología de desarrollo es TDD, se usó desde el la etapas iniciales de la implementación y los reportes de cobertura de código muestran que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12" draw:layer="layout" svg:width="25.199cm" svg:height="2.629cm" svg:x="1.4cm" svg:y="0.628cm" presentation:class="title">
          <draw:text-box>
            <text:p><text:span text:style-name="T9">Resultados y Discusión</text:span></text:p>
          </draw:text-box>
        </draw:frame>
        <draw:custom-shape draw:style-name="gr16" draw:text-style-name="P29" draw:layer="layout" svg:width="6cm" svg:height="6cm" svg:x="3cm" svg:y="6cm">
          <text:p text:style-name="P28"><text:span text:style-name="T21">946</text:span></text:p>
          <text:p text:style-name="P28"><text:span text:style-name="T21">Casos de </text:span></text:p>
          <text:p text:style-name="P28"><text:span text:style-name="T21">Prueb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1" draw:layer="layout" svg:width="6cm" svg:height="6cm" svg:x="19cm" svg:y="6cm">
          <text:p text:style-name="P30"><text:span text:style-name="T21">99%</text:span></text:p>
          <text:p text:style-name="P30"><text:span text:style-name="T21">Lineas de</text:span></text:p>
          <text:p text:style-name="P30"><text:span text:style-name="T21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3" draw:layer="layout" svg:width="6cm" svg:height="6cm" svg:x="10.9cm" svg:y="6cm">
          <text:p text:style-name="P32"><text:span text:style-name="T22">100%</text:span></text:p>
          <text:p text:style-name="P32"><text:span text:style-name="T22">Archiv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Resultados y Discusión</text:span></text:p>
          </draw:text-box>
        </draw:frame>
        <draw:frame presentation:style-name="pr3" draw:text-style-name="P17" draw:layer="layout" svg:width="24cm" svg:height="7.619cm" svg:x="2cm" svg:y="5.2cm" presentation:class="outline" presentation:user-transformed="true">
          <draw:text-box>
            <text:list text:style-name="L2">
              <text:list-header>
                <text:p text:style-name="P13"><text:span text:style-name="T7">Confirmado las conclusiones de Derezińska (2008), quien afirma el alto porcentaje de cobertura de código que se debe de lograr usando metodologías como TDD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frame presentation:style-name="pr3" draw:text-style-name="P17" draw:layer="layout" svg:width="23.799cm" svg:height="5.8cm" svg:x="2.001cm" svg:y="5cm" presentation:class="outline" presentation:user-transformed="true">
          <draw:text-box>
            <text:list text:style-name="L2">
              <text:list-header>
                <text:p text:style-name="P17"><text:span text:style-name="T7">Encargado de los casos pruebas, la cobertura de código asegura que los planes de verificación y pruebas trazadas para módulos y funciones cubre la totalidad del código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frame presentation:style-name="pr3" draw:text-style-name="P34" draw:layer="layout" svg:width="24cm" svg:height="5.315cm" svg:x="2cm" svg:y="5.2cm" presentation:class="outline" presentation:user-transformed="true">
          <draw:text-box>
            <text:list text:style-name="L2">
              <text:list-header>
                <text:p text:style-name="P34"><text:span text:style-name="T23">Para programadores, la cobertura de código asegura que la totalidad de líneas escritas para un programa informático han sido probadas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frame presentation:style-name="pr3" draw:text-style-name="P34" draw:layer="layout" svg:width="24cm" svg:height="7cm" svg:x="2cm" svg:y="4.6cm" presentation:class="outline" presentation:user-transformed="true">
          <draw:text-box>
            <text:list text:style-name="L2">
              <text:list-header>
                <text:p text:style-name="P34"><text:span text:style-name="T23">Para equipos de desarrollo centrados en las pruebas de regresión, la cobertura de código simplifica su labor, porque identifica código no ejecutado por la casos de prueba ya existentes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7" draw:text-style-name="P35" draw:layer="layout" svg:width="20.2cm" svg:height="7cm" svg:x="4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frame presentation:style-name="pr3" draw:text-style-name="P36" draw:layer="layout" svg:width="17cm" svg:height="5.4cm" svg:x="5cm" svg:y="5.8cm" presentation:class="outline" presentation:user-transformed="true">
          <draw:text-box>
            <text:list text:style-name="L2">
              <text:list-header>
                <text:p text:style-name="P36"><text:span text:style-name="T24">Beneficios directos de la cobertura de código, determinar la eficacia de los casos de prueba.</text:span></text:p>
              </text:list-header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custom-shape draw:style-name="gr17" draw:text-style-name="P35" draw:layer="layout" svg:width="20.2cm" svg:height="7cm" svg:x="4.003cm" svg:y="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6" draw:layer="layout" svg:width="17cm" svg:height="4.2cm" svg:x="5.2cm" svg:y="6.2cm" presentation:class="outline" presentation:user-transformed="true">
          <draw:text-box>
            <text:list text:style-name="L2">
              <text:list-header>
                <text:p text:style-name="P36"><text:span text:style-name="T25">Identificar zonas de código con altas frecuencias de ejecución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custom-shape draw:style-name="gr17" draw:text-style-name="P35" draw:layer="layout" svg:width="20.2cm" svg:height="7cm" svg:x="4.003cm" svg:y="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6" draw:layer="layout" svg:width="17cm" svg:height="4.2cm" svg:x="5.2cm" svg:y="6.2cm" presentation:class="outline" presentation:user-transformed="true">
          <draw:text-box>
            <text:list text:style-name="L2">
              <text:list-header>
                <text:p text:style-name="P36"><text:span text:style-name="T25">Identificar bloques de código con nula funcionalidad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custom-shape draw:style-name="gr17" draw:text-style-name="P35" draw:layer="layout" svg:width="20.2cm" svg:height="7cm" svg:x="4.003cm" svg:y="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6" draw:layer="layout" svg:width="17cm" svg:height="4.2cm" svg:x="5.2cm" svg:y="6.2cm" presentation:class="outline" presentation:user-transformed="true">
          <draw:text-box>
            <text:list text:style-name="L2">
              <text:list-header>
                <text:p text:style-name="P36"><text:span text:style-name="T25">Depuración de programas con problemas de rendimiento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>
          <draw:text-box>
            <text:p><text:span text:style-name="T9">Conclusiones</text:span></text:p>
          </draw:text-box>
        </draw:frame>
        <draw:custom-shape draw:style-name="gr18" draw:text-style-name="P35" draw:layer="layout" svg:width="20.2cm" svg:height="4cm" svg:x="4.003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6" draw:layer="layout" svg:width="17cm" svg:height="1.4cm" svg:x="5.2cm" svg:y="7.2cm" presentation:class="outline" presentation:user-transformed="true">
          <draw:text-box>
            <text:list text:style-name="L2">
              <text:list-header>
                <text:p text:style-name="P36"><text:span text:style-name="T25">Refactorización código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8" draw:layer="layout" svg:width="24cm" svg:height="2.819cm" svg:x="2cm" svg:y="5.781cm" presentation:class="outline" presentation:user-transformed="true">
          <draw:text-box>
            <text:list text:style-name="L2">
              <text:list-header>
                <text:p text:style-name="P37"><text:span text:style-name="T7">Otras propuestas, Véase. Tikir y Hollingsworth (2002)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18" draw:layer="layout" svg:width="24cm" svg:height="2.819cm" svg:x="2cm" svg:y="5.781cm" presentation:class="outline" presentation:user-transformed="true">
          <draw:text-box>
            <text:list text:style-name="L2">
              <text:list-header>
                <text:p text:style-name="P37"><text:span text:style-name="T7">Utilizar la cobertura de código como herramienta de retroalimentación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7" draw:text-style-name="P35" draw:layer="layout" svg:width="20.2cm" svg:height="7cm" svg:x="4.004cm" svg:y="5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9" draw:layer="layout" svg:width="16.6cm" svg:height="5.604cm" svg:x="5.6cm" svg:y="5.596cm" presentation:class="outline" presentation:user-transformed="true">
          <draw:text-box>
            <text:list text:style-name="L2">
              <text:list-header>
                <text:p text:style-name="P38">Identificar funcionalidad pobremente usada por los usuarios y patrones de uso inesperados.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7" draw:text-style-name="P35" draw:layer="layout" svg:width="20.2cm" svg:height="7cm" svg:x="4.004cm" svg:y="5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9" draw:layer="layout" svg:width="16.6cm" svg:height="4.2cm" svg:x="5.6cm" svg:y="6.2cm" presentation:class="outline" presentation:user-transformed="true">
          <draw:text-box>
            <text:list text:style-name="L2">
              <text:list-header>
                <text:p text:style-name="P38">Priorizar zonas de código, donde la cobertura de código es baja.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7" draw:text-style-name="P35" draw:layer="layout" svg:width="20.2cm" svg:height="7cm" svg:x="4.004cm" svg:y="5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9" draw:layer="layout" svg:width="16.6cm" svg:height="2.8cm" svg:x="5.6cm" svg:y="7cm" presentation:class="outline" presentation:user-transformed="true">
          <draw:text-box>
            <text:list text:style-name="L2">
              <text:list-header>
                <text:p text:style-name="P38">Medir el progreso realizado en las pruebas.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7" draw:layer="layout" svg:width="24cm" svg:height="6.819cm" svg:x="2cm" svg:y="5cm" presentation:class="outline" presentation:user-transformed="true">
          <draw:text-box>
            <text:list text:style-name="L2">
              <text:list-header>
                <text:p text:style-name="P40"><text:span text:style-name="T7">Metodologías como TDD permiten una alta cobertura de código desde el inicio y su facilidad permite que principiantes logren una alta tasa de cobertura de código con poco esfuerzo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34" draw:layer="layout" svg:width="24cm" svg:height="5.515cm" svg:x="2cm" svg:y="5.085cm" presentation:class="outline" presentation:user-transformed="true">
          <draw:text-box>
            <text:list text:style-name="L2">
              <text:list-header>
                <text:p text:style-name="P41"><text:span text:style-name="T23">Riesgo de la cobertura de código, desenfoque de áreas prioritarias, diseño, preparación e implementación de nueva funcionalidad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draw:frame draw:style-name="gr19" draw:text-style-name="P43" draw:layer="layout" svg:width="6cm" svg:height="1.005cm" svg:x="21.2cm" svg:y="12cm">
          <draw:text-box>
            <text:p text:style-name="P42"><text:span text:style-name="T26">¿Contradicción?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34" draw:layer="layout" svg:width="24cm" svg:height="6.715cm" svg:x="2cm" svg:y="4.6cm" presentation:class="outline" presentation:user-transformed="true">
          <draw:text-box>
            <text:list text:style-name="L2">
              <text:list-header>
                <text:p text:style-name="P41"><text:span text:style-name="T23">La implementación de casos de prueba es una tarea que necesita del dominio del área específica y los conocimiento necesarios para decir que un programa informático está bien probado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draw:custom-shape draw:style-name="gr13" draw:text-style-name="P26" draw:layer="layout" svg:width="20.2cm" svg:height="7cm" svg:x="4.00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5" draw:layer="layout" svg:width="17cm" svg:height="4.8cm" svg:x="5cm" svg:y="6cm" presentation:class="outline" presentation:user-transformed="true">
          <draw:text-box>
            <text:list text:style-name="L2">
              <text:list-header>
                <text:p text:style-name="P44"><text:span text:style-name="T27">Implementar casos de prueba para aumentar la cobertura de código no garantizará la ausencia de errores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7" draw:layer="layout" svg:width="24cm" svg:height="5.4cm" svg:x="2cm" svg:y="5.4cm" presentation:class="outline" presentation:user-transformed="true">
          <draw:text-box>
            <text:list text:style-name="L2">
              <text:list-header>
                <text:p text:style-name="P40"><text:span text:style-name="T7">No existe una teoría subyacente que determine qué tanto mejora la eficacia de los casos de prueba con una cobertura de código alta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5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7" draw:layer="layout" svg:width="24cm" svg:height="6.819cm" svg:x="2cm" svg:y="4.781cm" presentation:class="outline" presentation:user-transformed="true">
          <draw:text-box>
            <text:list text:style-name="L2">
              <text:list-header>
                <text:p text:style-name="P40"><text:span text:style-name="T7">Problemas de interpretación en las métricas, confunden, obteniendo resultados dispares entre diferentes métricas a un mismo caso de prueba ejecutado.</text:span></text:p>
              </text:list-header>
            </text:list>
          </draw:text-box>
        </draw:frame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presentation:notes draw:style-name="dp1">
          <draw:page-thumbnail draw:style-name="gr7" draw:layer="layout" svg:width="18.624cm" svg:height="10.476cm" svg:x="1.482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12" draw:layer="layout" svg:width="25.199cm" svg:height="2.629cm" svg:x="1.401cm" svg:y="0.629cm" presentation:class="title" presentation:user-transformed="true">
          <draw:text-box>
            <text:p><text:span text:style-name="T9">Conclusiones</text:span></text:p>
          </draw:text-box>
        </draw:frame>
        <draw:custom-shape draw:style-name="gr13" draw:text-style-name="P26" draw:layer="layout" svg:width="20.2cm" svg:height="7cm" svg:x="4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7" draw:layer="layout" svg:width="16.8cm" svg:height="5cm" svg:x="5.2cm" svg:y="5.8cm" presentation:class="outline" presentation:user-transformed="true">
          <draw:text-box>
            <text:list text:style-name="L2">
              <text:list-header>
                <text:p text:style-name="P46"><text:span text:style-name="T16">Métricas de cobertura de código afectadas negativamente en fiabilidad entre más grande es el programa informático.</text:span></text:p>
              </text:list-header>
            </text:list>
          </draw:text-box>
        </draw:frame>
        <presentation:notes draw:style-name="dp1">
          <draw:page-thumbnail draw:style-name="gr7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eem Kufi" svg:font-family="'Reem Kufi'" style:font-pitch="variable"/>
    <style:font-face style:name="Rubik" svg:font-family="Rubik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Public Sans" svg:font-family="'Public Sans'" style:font-family-generic="swiss" style:font-pitch="variable"/>
    <style:font-face style:name="Public Sans Black" svg:font-family="'Public Sans Black'" style:font-family-generic="swiss" style:font-pitch="variable"/>
    <style:font-face style:name="Rubik1" svg:font-family="Rubi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162e51" draw:textarea-horizontal-align="justify" draw:textarea-vertical-align="middle" draw:auto-grow-height="false" fo:min-height="1.5cm" fo:min-width="27.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color="#f0f0f0" style:font-name="Public Sans Black" fo:font-size="10.5pt" fo:letter-spacing="0.014cm" fo:font-weight="bold" style:font-size-asian="11pt" style:font-weight-asian="bold" style:font-size-complex="11pt" style:font-weight-complex="bold"/>
    </style:style>
    <style:style style:name="MP6" style:family="paragraph">
      <loext:graphic-properties draw:fill-color="#162e51"/>
      <style:paragraph-properties fo:margin-left="0cm" fo:margin-right="0cm" fo:text-align="center" fo:text-indent="0cm" style:writing-mode="lr-tb"/>
      <style:text-properties fo:color="#f0f0f0" style:font-name="Public Sans Black" fo:font-size="10.5pt" fo:letter-spacing="0.014cm" fo:font-weight="bold" style:font-size-asian="11pt" style:font-weight-asian="bold" style:font-size-complex="11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0f0f0" style:font-name="Public Sans Black" fo:letter-spacing="0.014cm" fo:font-weight="bold" style:font-size-asian="11pt" style:font-weight-asian="bold" style:font-size-complex="11pt" style:font-weight-complex="bold"/>
    </style:style>
    <style:style style:name="MT3" style:family="text">
      <style:text-properties fo:color="#f0f0f0" style:font-name="Public Sans Black" fo:letter-spacing="0.014cm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4" style:family="text">
      <style:text-properties fo:color="#71767a" style:font-name="Public Sans Black" fo:letter-spacing="0.014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6" draw:layer="backgroundobjects" svg:width="28cm" svg:height="1.75cm" svg:x="0cm" svg:y="14cm">
        <text:p text:style-name="MP5"><text:span text:style-name="MT2">Joan Andrés Buriticá Salazar </text:span><text:span text:style-name="MT3">&amp;</text:span><text:span text:style-name="MT2"> Ph. D Carlos Andrés Tavera Romero, </text:span><text:span text:style-name="MT4">Universidad Santiago de Cali</text:span><text:span text:style-name="MT2">, Facultad de Ingeniería, Cali, Colombia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oan Andrés Buriticá Salazar</meta:initial-creator>
    <meta:creation-date>2020-05-27T16:55:27.634041510</meta:creation-date>
    <dc:date>2020-09-21T13:55:52.073856584</dc:date>
    <dc:creator>Joan Andrés Buriticá Salazar</dc:creator>
    <meta:editing-duration>PT13H15M30S</meta:editing-duration>
    <meta:editing-cycles>64</meta:editing-cycles>
    <meta:generator>LibreOfficeDev/6.3.4.2$Linux_X86_64 LibreOffice_project/</meta:generator>
    <meta:document-statistic meta:object-count="260"/>
  </office:meta>
</office:document-meta>
</file>